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2dd8dd"/>
    </style:style>
    <style:style style:name="P2" style:family="paragraph" style:parent-style-name="Text_20_body">
      <style:text-properties officeooo:paragraph-rsid="0034ef69"/>
    </style:style>
    <style:style style:name="P3" style:family="paragraph" style:parent-style-name="Text_20_body">
      <style:text-properties officeooo:paragraph-rsid="00401811"/>
    </style:style>
    <style:style style:name="P4" style:family="paragraph" style:parent-style-name="Text_20_body">
      <style:text-properties officeooo:paragraph-rsid="00479705"/>
    </style:style>
    <style:style style:name="P5" style:family="paragraph" style:parent-style-name="Text_20_body">
      <style:text-properties officeooo:rsid="00417862" officeooo:paragraph-rsid="004bd1af"/>
    </style:style>
    <style:style style:name="P6" style:family="paragraph" style:parent-style-name="Text_20_body">
      <style:text-properties officeooo:paragraph-rsid="0067acab"/>
    </style:style>
    <style:style style:name="P7" style:family="paragraph" style:parent-style-name="Text_20_body">
      <style:text-properties officeooo:rsid="00764d26" officeooo:paragraph-rsid="00764d26"/>
    </style:style>
    <style:style style:name="P8" style:family="paragraph" style:parent-style-name="Text_20_body">
      <style:text-properties fo:color="#000000" style:font-name="Liberation Serif" fo:font-size="12pt" officeooo:rsid="0069f94f" officeooo:paragraph-rsid="0069f94f" fo:background-color="#e8f2fe" style:font-size-asian="12pt" style:font-size-complex="12pt"/>
    </style:style>
    <style:style style:name="P9" style:family="paragraph" style:parent-style-name="Text_20_body">
      <style:text-properties fo:font-variant="normal" fo:text-transform="none" fo:color="#212121" style:font-name="Liberation Serif" fo:font-size="12pt" fo:letter-spacing="normal" fo:font-style="normal" fo:font-weight="normal" officeooo:rsid="005266a8" officeooo:paragraph-rsid="0056de04"/>
    </style:style>
    <style:style style:name="P10" style:family="paragraph" style:parent-style-name="Standard">
      <style:text-properties officeooo:rsid="0019c058" officeooo:paragraph-rsid="0019c058"/>
    </style:style>
    <style:style style:name="P11" style:family="paragraph" style:parent-style-name="Standard">
      <style:text-properties officeooo:rsid="0033431b" officeooo:paragraph-rsid="0033431b"/>
    </style:style>
    <style:style style:name="P12" style:family="paragraph" style:parent-style-name="Standard">
      <style:text-properties style:font-name="Liberation Serif"/>
    </style:style>
    <style:style style:name="P13" style:family="paragraph" style:parent-style-name="Standard">
      <style:text-properties fo:color="#000000" style:font-name="Liberation Serif" fo:font-size="12pt" fo:font-weight="normal" officeooo:rsid="00710678" style:font-size-asian="12pt" style:font-weight-asian="normal" style:font-size-complex="12pt" style:font-weight-complex="normal"/>
    </style:style>
    <style:style style:name="P14" style:family="paragraph" style:parent-style-name="Text_20_body">
      <style:paragraph-properties fo:margin-top="0.101cm" fo:margin-bottom="0.347cm" loext:contextual-spacing="false" fo:line-height="100%"/>
      <style:text-properties officeooo:rsid="005266a8" officeooo:paragraph-rsid="00557724"/>
    </style:style>
    <style:style style:name="P15" style:family="paragraph" style:parent-style-name="Text_20_body">
      <style:paragraph-properties fo:margin-left="1.251cm" fo:margin-right="0cm" fo:text-indent="0cm" style:auto-text-indent="false"/>
      <style:text-properties fo:font-variant="normal" fo:text-transform="none" fo:color="#212121" style:font-name="Liberation Serif" fo:font-size="12pt" fo:letter-spacing="normal" fo:font-style="normal" fo:font-weight="normal" officeooo:rsid="00574067" officeooo:paragraph-rsid="0057cbb0"/>
    </style:style>
    <style:style style:name="P16" style:family="paragraph" style:parent-style-name="Preformatted_20_Text">
      <style:text-properties fo:font-variant="normal" fo:text-transform="none" fo:color="#212121" style:font-name="Liberation Sans" fo:font-size="18.2000007629395pt" fo:letter-spacing="normal" fo:language="en" fo:country="US" fo:font-style="normal" fo:font-weight="bold" officeooo:rsid="004d4a40" officeooo:paragraph-rsid="004d4a40" style:font-name-asian="Noto Sans CJK SC Regular" style:font-size-asian="18.2000007629395pt" style:font-weight-asian="bold" style:font-name-complex="Lohit Devanagari" style:font-size-complex="18.2000007629395pt" style:font-weight-complex="bold"/>
    </style:style>
    <style:style style:name="P17" style:family="paragraph" style:parent-style-name="Preformatted_20_Text">
      <style:text-properties fo:font-variant="normal" fo:text-transform="none" fo:color="#212121" style:font-name="Liberation Sans" fo:font-size="16.1000003814697pt" fo:letter-spacing="normal" fo:language="it" fo:country="IT" fo:font-style="normal" fo:font-weight="bold" officeooo:rsid="0033431b" officeooo:paragraph-rsid="0033431b" style:font-name-asian="Noto Sans CJK SC Regular" style:font-size-asian="16.1000003814697pt" style:font-weight-asian="bold" style:font-name-complex="Lohit Devanagari" style:font-size-complex="16.1000003814697pt" style:font-weight-complex="bold"/>
    </style:style>
    <style:style style:name="P18" style:family="paragraph" style:parent-style-name="Preformatted_20_Text">
      <style:paragraph-properties fo:break-before="page"/>
      <style:text-properties style:font-name="Liberation Sans" fo:font-size="18.2000007629395pt" fo:font-weight="bold" officeooo:rsid="004d4a40" officeooo:paragraph-rsid="004d4a40" style:font-name-asian="Noto Sans CJK SC Regular" style:font-size-asian="18.2000007629395pt" style:font-weight-asian="bold" style:font-name-complex="Lohit Devanagari" style:font-size-complex="18.2000007629395pt" style:font-weight-complex="bold"/>
    </style:style>
    <style:style style:name="P19" style:family="paragraph" style:parent-style-name="Text_20_body" style:list-style-name="L2">
      <style:text-properties officeooo:paragraph-rsid="0034ef69"/>
    </style:style>
    <style:style style:name="P20" style:family="paragraph" style:parent-style-name="Text_20_body" style:list-style-name="L2">
      <style:text-properties officeooo:rsid="0038d2b6" officeooo:paragraph-rsid="005b7a07"/>
    </style:style>
    <style:style style:name="P21" style:family="paragraph" style:parent-style-name="Text_20_body" style:list-style-name="L4">
      <style:text-properties officeooo:paragraph-rsid="00490180"/>
    </style:style>
    <style:style style:name="P22" style:family="paragraph" style:parent-style-name="Text_20_body" style:list-style-name="L4">
      <style:text-properties officeooo:rsid="00417862" officeooo:paragraph-rsid="00417862"/>
    </style:style>
    <style:style style:name="P23" style:family="paragraph" style:parent-style-name="Text_20_body" style:list-style-name="L4">
      <style:text-properties officeooo:rsid="00417862" officeooo:paragraph-rsid="004178f7"/>
    </style:style>
    <style:style style:name="P24" style:family="paragraph" style:parent-style-name="Text_20_body" style:list-style-name="L5">
      <style:text-properties officeooo:rsid="0067acab" officeooo:paragraph-rsid="0067acab"/>
    </style:style>
    <style:style style:name="P25" style:family="paragraph" style:parent-style-name="Text_20_body" style:list-style-name="L5">
      <style:text-properties officeooo:rsid="0069f94f" officeooo:paragraph-rsid="0069f94f"/>
    </style:style>
    <style:style style:name="P26" style:family="paragraph" style:parent-style-name="Text_20_body" style:list-style-name="L6">
      <style:text-properties officeooo:rsid="006cd2ea" officeooo:paragraph-rsid="006cd2ea"/>
    </style:style>
    <style:style style:name="P27" style:family="paragraph" style:parent-style-name="Text_20_body" style:list-style-name="L6">
      <style:text-properties officeooo:rsid="006df1fd" officeooo:paragraph-rsid="006df1fd"/>
    </style:style>
    <style:style style:name="P28" style:family="paragraph" style:parent-style-name="Text_20_body" style:list-style-name="L6">
      <style:text-properties officeooo:rsid="006e938f" officeooo:paragraph-rsid="006e938f"/>
    </style:style>
    <style:style style:name="P29" style:family="paragraph" style:parent-style-name="Text_20_body" style:list-style-name="L6">
      <style:text-properties fo:font-weight="bold" officeooo:rsid="006fc417" officeooo:paragraph-rsid="006fc417" style:font-weight-asian="bold" style:font-weight-complex="bold"/>
    </style:style>
    <style:style style:name="P30" style:family="paragraph" style:parent-style-name="Text_20_body" style:list-style-name="L7">
      <style:text-properties officeooo:paragraph-rsid="005f1936"/>
    </style:style>
    <style:style style:name="P31" style:family="paragraph" style:parent-style-name="Text_20_body" style:list-style-name="L7">
      <style:text-properties fo:font-variant="normal" fo:text-transform="none" fo:color="#212121" style:font-name="Liberation Serif" fo:font-size="12pt" fo:letter-spacing="normal" fo:font-style="normal" fo:font-weight="normal" officeooo:rsid="005266a8" officeooo:paragraph-rsid="005f1936"/>
    </style:style>
    <style:style style:name="P32" style:family="paragraph" style:parent-style-name="Text_20_body" style:list-style-name="L7">
      <style:text-properties fo:font-variant="normal" fo:text-transform="none" fo:color="#212121" style:font-name="Liberation Serif" fo:font-size="12pt" fo:letter-spacing="normal" fo:font-style="normal" fo:font-weight="normal" officeooo:rsid="005266a8" officeooo:paragraph-rsid="0056de04"/>
    </style:style>
    <style:style style:name="P33" style:family="paragraph" style:parent-style-name="Text_20_body" style:list-style-name="L7">
      <style:text-properties fo:font-variant="normal" fo:text-transform="none" fo:color="#212121" style:font-name="Liberation Serif" fo:font-size="12pt" fo:letter-spacing="normal" fo:font-style="normal" fo:font-weight="normal" officeooo:rsid="005266a8" officeooo:paragraph-rsid="007816b5"/>
    </style:style>
    <style:style style:name="P34" style:family="paragraph" style:parent-style-name="Text_20_body" style:list-style-name="L7">
      <style:text-properties fo:font-variant="normal" fo:text-transform="none" fo:color="#212121" style:font-name="Liberation Serif" fo:font-size="12pt" fo:letter-spacing="normal" fo:font-style="normal" fo:font-weight="normal" officeooo:rsid="007816b5" officeooo:paragraph-rsid="007816b5"/>
    </style:style>
    <style:style style:name="P35" style:family="paragraph" style:parent-style-name="Text_20_body" style:list-style-name="L3">
      <style:paragraph-properties fo:margin-top="0cm" fo:margin-bottom="0.146cm" loext:contextual-spacing="false"/>
      <style:text-properties officeooo:paragraph-rsid="003e00d4"/>
    </style:style>
    <style:style style:name="P36" style:family="paragraph" style:parent-style-name="Text_20_body">
      <style:paragraph-properties fo:margin-left="1.251cm" fo:margin-right="0cm" fo:text-indent="0cm" style:auto-text-indent="false"/>
      <style:text-properties fo:font-variant="normal" fo:text-transform="none" fo:color="#212121" style:font-name="Liberation Serif" fo:font-size="12pt" fo:letter-spacing="normal" fo:font-style="normal" fo:font-weight="normal" officeooo:rsid="005266a8" officeooo:paragraph-rsid="0057cbb0"/>
    </style:style>
    <style:style style:name="P37" style:family="paragraph" style:parent-style-name="Text_20_body">
      <style:paragraph-properties fo:margin-left="1.251cm" fo:margin-right="0cm" fo:text-indent="0cm" style:auto-text-indent="false"/>
      <style:text-properties fo:font-variant="normal" fo:text-transform="none" fo:color="#212121" style:font-name="Liberation Serif" fo:font-size="12pt" fo:letter-spacing="normal" fo:font-style="normal" fo:font-weight="normal" officeooo:rsid="00574067" officeooo:paragraph-rsid="0057cbb0"/>
    </style:style>
    <style:style style:name="P38" style:family="paragraph" style:parent-style-name="Text_20_body">
      <style:paragraph-properties fo:margin-left="1.251cm" fo:margin-right="0cm" fo:text-indent="0cm" style:auto-text-indent="false"/>
      <style:text-properties fo:font-variant="normal" fo:text-transform="none" fo:color="#212121" style:font-name="Liberation Serif" fo:font-size="12pt" fo:letter-spacing="normal" fo:font-style="normal" fo:font-weight="normal" officeooo:rsid="0081bafc" officeooo:paragraph-rsid="0081bafc"/>
    </style:style>
    <style:style style:name="P39" style:family="paragraph" style:parent-style-name="Standard" style:list-style-name="L1">
      <style:text-properties officeooo:paragraph-rsid="002f37b1"/>
    </style:style>
    <style:style style:name="P40" style:family="paragraph" style:parent-style-name="Standard" style:list-style-name="L1">
      <style:text-properties officeooo:rsid="0019c058" officeooo:paragraph-rsid="0019c058"/>
    </style:style>
    <style:style style:name="P41" style:family="paragraph" style:parent-style-name="Standard" style:list-style-name="L1">
      <style:text-properties officeooo:rsid="00202ab8" officeooo:paragraph-rsid="00202ab8"/>
    </style:style>
    <style:style style:name="P42" style:family="paragraph" style:parent-style-name="Standard" style:list-style-name="L1">
      <style:text-properties officeooo:rsid="0021646b" officeooo:paragraph-rsid="0021646b"/>
    </style:style>
    <style:style style:name="P43" style:family="paragraph" style:parent-style-name="Standard" style:list-style-name="L1">
      <style:text-properties officeooo:rsid="00203036" officeooo:paragraph-rsid="00203036"/>
    </style:style>
    <style:style style:name="P44" style:family="paragraph" style:parent-style-name="Standard" style:list-style-name="L1">
      <style:text-properties officeooo:rsid="002172ac" officeooo:paragraph-rsid="002172ac"/>
    </style:style>
    <style:style style:name="P45" style:family="paragraph" style:parent-style-name="Standard" style:list-style-name="L1">
      <style:text-properties officeooo:rsid="0027d6a1" officeooo:paragraph-rsid="0027d6a1"/>
    </style:style>
    <style:style style:name="P46" style:family="paragraph" style:parent-style-name="Standard" style:list-style-name="L1">
      <style:text-properties officeooo:rsid="00201a91" officeooo:paragraph-rsid="00201a91"/>
    </style:style>
    <style:style style:name="P47" style:family="paragraph" style:parent-style-name="Standard" style:list-style-name="L1">
      <style:text-properties officeooo:rsid="002461f0" officeooo:paragraph-rsid="002461f0"/>
    </style:style>
    <style:style style:name="P48" style:family="paragraph" style:parent-style-name="Standard" style:list-style-name="L1">
      <style:text-properties officeooo:rsid="0033431b" officeooo:paragraph-rsid="0033431b"/>
    </style:style>
    <style:style style:name="P49" style:family="paragraph" style:parent-style-name="Standard" style:list-style-name="L6"/>
    <style:style style:name="P50" style:family="paragraph" style:parent-style-name="Standard" style:list-style-name="L6">
      <style:text-properties fo:color="#000000" style:font-name="Liberation Serif" fo:font-size="12pt" style:font-size-asian="12pt" style:font-size-complex="12pt"/>
    </style:style>
    <style:style style:name="P51" style:family="paragraph" style:parent-style-name="Heading_20_1">
      <style:text-properties style:font-name="Liberation Sans" fo:font-size="16.1000003814697pt" fo:font-weight="bold" style:font-name-asian="Noto Sans CJK SC Regular" style:font-size-asian="16.1000003814697pt" style:font-weight-asian="bold" style:font-name-complex="Lohit Devanagari" style:font-size-complex="16.1000003814697pt" style:font-weight-complex="bold"/>
    </style:style>
    <style:style style:name="P52" style:family="paragraph" style:parent-style-name="Heading_20_1">
      <style:text-properties style:font-name="Liberation Sans" fo:font-size="18.2000007629395pt" fo:font-weight="bold" style:font-name-asian="Noto Sans CJK SC Regular" style:font-size-asian="18.2000007629395pt" style:font-weight-asian="bold" style:font-name-complex="Lohit Devanagari" style:font-size-complex="18.2000007629395pt" style:font-weight-complex="bold"/>
    </style:style>
    <style:style style:name="P53" style:family="paragraph" style:parent-style-name="Heading_20_1">
      <style:text-properties officeooo:rsid="0067acab" officeooo:paragraph-rsid="0067acab"/>
    </style:style>
    <style:style style:name="P54" style:family="paragraph" style:parent-style-name="Heading_20_2">
      <style:paragraph-properties fo:break-before="page"/>
    </style:style>
    <style:style style:name="T1" style:family="text">
      <style:text-properties officeooo:rsid="0019c058"/>
    </style:style>
    <style:style style:name="T2" style:family="text">
      <style:text-properties officeooo:rsid="001b416a"/>
    </style:style>
    <style:style style:name="T3" style:family="text">
      <style:text-properties officeooo:rsid="00201a91"/>
    </style:style>
    <style:style style:name="T4" style:family="text">
      <style:text-properties officeooo:rsid="0021646b"/>
    </style:style>
    <style:style style:name="T5" style:family="text">
      <style:text-properties officeooo:rsid="00217df6"/>
    </style:style>
    <style:style style:name="T6" style:family="text">
      <style:text-properties officeooo:rsid="0021b6fe"/>
    </style:style>
    <style:style style:name="T7" style:family="text">
      <style:text-properties officeooo:rsid="00297824"/>
    </style:style>
    <style:style style:name="T8" style:family="text">
      <style:text-properties officeooo:rsid="002affdf"/>
    </style:style>
    <style:style style:name="T9" style:family="text">
      <style:text-properties officeooo:rsid="002bfafa"/>
    </style:style>
    <style:style style:name="T10" style:family="text">
      <style:text-properties fo:font-style="italic" officeooo:rsid="0019c058" style:font-style-asian="italic" style:font-style-complex="italic"/>
    </style:style>
    <style:style style:name="T11" style:family="text">
      <style:text-properties fo:font-style="italic" officeooo:rsid="004196c7" style:font-style-asian="italic" style:font-style-complex="italic"/>
    </style:style>
    <style:style style:name="T12" style:family="text">
      <style:text-properties officeooo:rsid="0033851e"/>
    </style:style>
    <style:style style:name="T13" style:family="text">
      <style:text-properties officeooo:rsid="0034533d"/>
    </style:style>
    <style:style style:name="T14" style:family="text">
      <style:text-properties officeooo:rsid="0034ef69"/>
    </style:style>
    <style:style style:name="T15" style:family="text">
      <style:text-properties fo:font-variant="normal" fo:text-transform="none" fo:color="#212121" style:font-name="Liberation Serif" fo:font-size="12pt" fo:letter-spacing="normal" fo:font-style="normal" fo:font-weight="normal" officeooo:rsid="0033431b"/>
    </style:style>
    <style:style style:name="T16" style:family="text">
      <style:text-properties fo:font-variant="normal" fo:text-transform="none" fo:color="#212121" style:font-name="Liberation Serif" fo:font-size="12pt" fo:letter-spacing="normal" fo:font-style="normal" fo:font-weight="normal" officeooo:rsid="005266a8"/>
    </style:style>
    <style:style style:name="T17" style:family="text">
      <style:text-properties fo:font-variant="normal" fo:text-transform="none" fo:color="#212121" style:font-name="Liberation Serif" fo:font-size="12pt" fo:letter-spacing="normal" fo:font-style="normal" fo:font-weight="normal" officeooo:rsid="0063414d"/>
    </style:style>
    <style:style style:name="T18" style:family="text">
      <style:text-properties fo:font-variant="normal" fo:text-transform="none" fo:color="#212121" fo:letter-spacing="normal" fo:language="en" fo:country="US" fo:font-style="normal"/>
    </style:style>
    <style:style style:name="T19" style:family="text">
      <style:text-properties fo:font-variant="normal" fo:text-transform="none" fo:color="#212121" fo:letter-spacing="normal" fo:language="en" fo:country="US" fo:font-style="normal" officeooo:rsid="004f2f23"/>
    </style:style>
    <style:style style:name="T20" style:family="text">
      <style:text-properties fo:font-variant="normal" fo:text-transform="none" fo:color="#212121" fo:letter-spacing="normal" fo:font-style="normal"/>
    </style:style>
    <style:style style:name="T21" style:family="text">
      <style:text-properties fo:font-variant="normal" fo:text-transform="none" fo:color="#212121" fo:letter-spacing="normal" fo:font-style="normal" officeooo:rsid="005266a8"/>
    </style:style>
    <style:style style:name="T22" style:family="text">
      <style:text-properties fo:font-variant="normal" fo:text-transform="none" fo:color="#212121" fo:letter-spacing="normal" fo:font-style="normal" officeooo:rsid="007ad4ca"/>
    </style:style>
    <style:style style:name="T23" style:family="text">
      <style:text-properties style:font-name="Liberation Serif" officeooo:rsid="0033431b"/>
    </style:style>
    <style:style style:name="T24" style:family="text">
      <style:text-properties officeooo:rsid="0036820c"/>
    </style:style>
    <style:style style:name="T25" style:family="text">
      <style:text-properties officeooo:rsid="003852a5"/>
    </style:style>
    <style:style style:name="T26" style:family="text">
      <style:text-properties officeooo:rsid="003e00d4"/>
    </style:style>
    <style:style style:name="T27" style:family="text">
      <style:text-properties fo:font-weight="bold" style:font-weight-asian="bold" style:font-weight-complex="bold"/>
    </style:style>
    <style:style style:name="T28" style:family="text">
      <style:text-properties officeooo:rsid="0044210f"/>
    </style:style>
    <style:style style:name="T29" style:family="text">
      <style:text-properties officeooo:rsid="004bd1af"/>
    </style:style>
    <style:style style:name="T30" style:family="text">
      <style:text-properties officeooo:rsid="00538f78"/>
    </style:style>
    <style:style style:name="T31" style:family="text">
      <style:text-properties officeooo:rsid="00560c4f"/>
    </style:style>
    <style:style style:name="T32" style:family="text">
      <style:text-properties officeooo:rsid="0059fab3"/>
    </style:style>
    <style:style style:name="T33" style:family="text">
      <style:text-properties style:font-name="Liberation Sans" fo:font-size="16.1000003814697pt" fo:font-weight="bold" style:font-name-asian="Noto Sans CJK SC Regular" style:font-size-asian="16.1000003814697pt" style:font-weight-asian="bold" style:font-name-complex="Lohit Devanagari" style:font-size-complex="16.1000003814697pt" style:font-weight-complex="bold"/>
    </style:style>
    <style:style style:name="T34" style:family="text">
      <style:text-properties style:font-name="Liberation Sans" fo:font-size="16.1000003814697pt" fo:font-weight="bold" officeooo:rsid="003f1df8" style:font-name-asian="Noto Sans CJK SC Regular" style:font-size-asian="16.1000003814697pt" style:font-weight-asian="bold" style:font-name-complex="Lohit Devanagari" style:font-size-complex="16.1000003814697pt" style:font-weight-complex="bold"/>
    </style:style>
    <style:style style:name="T35" style:family="text">
      <style:text-properties officeooo:rsid="0063414d"/>
    </style:style>
    <style:style style:name="T36" style:family="text">
      <style:text-properties officeooo:rsid="0068f4ce"/>
    </style:style>
    <style:style style:name="T37" style:family="text">
      <style:text-properties fo:color="#000000" style:font-name="Liberation Serif" fo:font-size="12pt" fo:background-color="#e8f2fe" loext:char-shading-value="0" style:font-size-asian="12pt" style:font-size-complex="12pt"/>
    </style:style>
    <style:style style:name="T38" style:family="text">
      <style:text-properties style:text-underline-style="solid" style:text-underline-type="double" style:text-underline-width="auto" style:text-underline-color="font-color" fo:font-weight="bold" style:font-weight-asian="bold" style:font-weight-complex="bold"/>
    </style:style>
    <style:style style:name="T39" style:family="text">
      <style:text-properties officeooo:rsid="006c5408"/>
    </style:style>
    <style:style style:name="T40" style:family="text">
      <style:text-properties officeooo:rsid="006df1fd"/>
    </style:style>
    <style:style style:name="T41" style:family="text">
      <style:text-properties officeooo:rsid="006fc417"/>
    </style:style>
    <style:style style:name="T42" style:family="text">
      <style:text-properties fo:font-weight="normal" style:font-weight-asian="normal" style:font-weight-complex="normal"/>
    </style:style>
    <style:style style:name="T43" style:family="text">
      <style:text-properties fo:font-weight="normal" officeooo:rsid="00710678" style:font-weight-asian="normal" style:font-weight-complex="normal"/>
    </style:style>
    <style:style style:name="T44" style:family="text">
      <style:text-properties fo:font-weight="normal" officeooo:rsid="0072d772" style:font-weight-asian="normal" style:font-weight-complex="normal"/>
    </style:style>
    <style:style style:name="T45" style:family="text">
      <style:text-properties style:text-underline-style="solid" style:text-underline-width="auto" style:text-underline-color="font-color"/>
    </style:style>
    <style:style style:name="T46" style:family="text">
      <style:text-properties officeooo:rsid="00771f97"/>
    </style:style>
    <style:style style:name="T47" style:family="text">
      <style:text-properties officeooo:rsid="00776328"/>
    </style:style>
    <style:style style:name="T48" style:family="text">
      <style:text-properties officeooo:rsid="007816b5"/>
    </style:style>
    <style:style style:name="T49" style:family="text">
      <style:text-properties officeooo:rsid="005266a8"/>
    </style:style>
    <style:style style:name="T50" style:family="text">
      <style:text-properties officeooo:rsid="00795f2a"/>
    </style:style>
    <style:style style:name="T51" style:family="text">
      <style:text-properties officeooo:rsid="007e87a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municazione eventi:</text:h>
      <text:p text:style-name="Text_20_body"><text:a xlink:type="simple" xlink:href="https://www.rabbitmq.com/" text:style-name="Internet_20_link" text:visited-style-name="Visited_20_Internet_20_Link"><text:span text:style-name="T9">https://www.rabbitmq.com/</text:span></text:a></text:p>
      <text:list xml:id="list3452067938" text:style-name="L1">
        <text:list-item>
          <text:list>
            <text:list-item>
              <text:p text:style-name="P40">RabbitMQ – A fronte di un evento il microservizio invia un messaggio a un Exchange (topic) legato a una chiave key.* che si occuperà di comunicare il Payload (JSon) al servizio in ascolto.</text:p>
            </text:list-item>
            <text:list-item>
              <text:p text:style-name="P41">AMQP – struttura:</text:p>
              <text:list>
                <text:list-item>
                  <text:p text:style-name="P42">Message – L’informazione che deve essere spedita</text:p>
                </text:list-item>
                <text:list-item>
                  <text:p text:style-name="P41">Exchange – <text:span text:style-name="T6">Scambiatore di messaggi (tipo </text:span>la posta<text:span text:style-name="T6">)</text:span></text:p>
                </text:list-item>
                <text:list-item>
                  <text:p text:style-name="P43">Queue – coda dove l’exchange manda i messaggi (la destinazione della cartolina)</text:p>
                </text:list-item>
                <text:list-item>
                  <text:p text:style-name="P43">Binding – la strada <text:span text:style-name="T5">che deve percorre il messaggio dall’exchange al consumer</text:span></text:p>
                </text:list-item>
                <text:list-item>
                  <text:p text:style-name="P43">Producer – <text:span text:style-name="T4">è colui che spedisce il message</text:span></text:p>
                </text:list-item>
                <text:list-item>
                  <text:p text:style-name="P44">Consumer – il destinatario del messaggio</text:p>
                </text:list-item>
              </text:list>
            </text:list-item>
          </text:list>
        </text:list-item>
      </text:list>
      <text:p text:style-name="P10"/>
      <text:h text:style-name="Heading_20_1" text:outline-level="1">Comunicazione <text:span text:style-name="T2">Tra </text:span>Microservices <text:span text:style-name="T7">(Sevice Discovery Tools)</text:span>:</text:h>
      <text:p text:style-name="P1"><text:a xlink:type="simple" xlink:href="https://devopscube.com/open-source-service-discovery/" text:style-name="Internet_20_link" text:visited-style-name="Visited_20_Internet_20_Link">https://devopscube.com/open-source-service-discovery/</text:a></text:p>
      <text:list xml:id="list232442258720847" text:continue-list="list3452067938" text:style-name="L1">
        <text:list-item>
          <text:list>
            <text:list-item text:start-value="1">
              <text:p text:style-name="P45">I Service Discovery Tools svolgono il compito di <text:span text:style-name="T8">mettere in comunicazione i microservizi evitando l’hard coding degli end-point nel codice.</text:span></text:p>
              <text:p text:style-name="P40"><text:span text:style-name="T8">I principali Service Discovery Tools sono </text:span>Eureka/Consul/Etcd.. <text:span text:style-name="T8">che si occupano di scoprire i servizi/microservizi/app tramite il seguente pattern strutturale</text:span>:</text:p>
              <text:list>
                <text:list-item>
                  <text:p text:style-name="P40">Serivice Registry – <text:span text:style-name="T3">Tiene traccia di tutte le istanze dei servizi e i loro nomi</text:span></text:p>
                </text:list-item>
                <text:list-item>
                  <text:p text:style-name="P46">Register Agent – Fornisce le configurazioni dei servizi</text:p>
                </text:list-item>
                <text:list-item>
                  <text:p text:style-name="P47">Service Discovery Client – Contatta il registry (registro) per conoscere l’alias del servizio</text:p>
                </text:list-item>
              </text:list>
            </text:list-item>
            <text:list-item>
              <text:p text:style-name="P39"><text:span text:style-name="T1">Serivice Registry <text:s/>- Verrà </text:span><text:span text:style-name="T10">“Deplo</text:span><text:span text:style-name="T11">y</text:span><text:span text:style-name="T10">ato”</text:span><text:span text:style-name="T1"> come nuovo microservizio e i microservizi di Multiplication e Gamification si registreranno contattandolo (tramite Registry Client) all'avvio utilizzando il Register Agent.</text:span></text:p>
            </text:list-item>
            <text:list-item>
              <text:p text:style-name="P48">L’Alias nome di default del servizio</text:p>
            </text:list-item>
            <text:list-item>
              <text:p text:style-name="P48"><text:span text:style-name="T12">Una volta effettuata la registrazione si potranno usare gli indirizzi </text:span>http://multiplication/ o http://gamification/ <text:s/><text:span text:style-name="T12">invece di</text:span> http://[HOST]:[PORT] <text:span text:style-name="T13">come si comporta un DNS</text:span></text:p>
            </text:list-item>
          </text:list>
        </text:list-item>
      </text:list>
      <text:p text:style-name="P11"/>
      <text:p text:style-name="P17"><text:bookmark text:name="tw-target-text1"/>Comunicazione server / client di Eureka</text:p>
      <text:p text:style-name="P12"><text:bookmark text:name="tw-target-text2"/>Ogni microservizio si registra <text:span text:style-name="T32">sul</text:span> server Eureka quando viene riavviato, generalmente utilizzando {ServiceId} che registra nel server Eureka, oppure può utilizzare il nome host o qualsiasi IP pubblico (se questi sono corretti). Dopo la registrazione, ogni 30 secondi, esegue il ping del server Eureka per notificare che il servizio stesso è disponibile. Se il server Eureka non riceve alcun ping da un servizio per un periodo di tempo abbastanza lungo, questo servizio non viene registrato automaticamente dal server Eureka e il server Eureka notifica il nuovo stato del registro a tutti gli altri servizi.</text:p>
      <text:p text:style-name="Text_20_body"/>
      <text:h text:style-name="P54" text:outline-level="2">Load Balancing:</text:h>
      <text:p text:style-name="P2"><text:a xlink:type="simple" xlink:href="https://it.wikipedia.org/wiki/Load_balancing" text:style-name="Internet_20_link" text:visited-style-name="Visited_20_Internet_20_Link">https://it.wikipedia.org/wiki/Load_balancing</text:a></text:p>
      <text:list xml:id="list4186463026" text:style-name="L2">
        <text:list-item>
          <text:list>
            <text:list-item>
              <text:p text:style-name="P19"><text:span text:style-name="T14">Per gestire il carico si utilizza Ribbon che è </text:span><text:span text:style-name="T15">bilanciamento del carico lato client integrato con Eureka.</text:span><text:span text:style-name="T23"> </text:span><text:line-break/>Se creiamo due istanze di microservice di moltiplicazione, entrambi si registreranno in Eureka con lo stesso <text:span text:style-name="T24">A</text:span>lias (poiché hanno lo stesso nome dell'applicazione). Supponiamo di avere la nostra nuova istanza http: // localhost: 8082. Quando il microservice di gamification, come client, desidera contattare http: // moltiplicazione /, Eureka restituirà entrambi gli URL e spetterà al consumatore decidere qual’<text:span text:style-name="T25">è l’istanza che</text:span> dovrebbe essere chiamata.</text:p>
            </text:list-item>
            <text:list-item>
              <text:p text:style-name="P20">Ribbon usa Round-Robin balancing di default</text:p>
            </text:list-item>
          </text:list>
        </text:list-item>
      </text:list>
      <text:h text:style-name="P51" text:outline-level="1">RIBBON:</text:h>
      <text:p text:style-name="P7"><text:span text:style-name="T46">Per rendere disponibile </text:span>Ribbon nel nostro servizio Gateway non dobbiamo fare nient'altro. <text:span text:style-name="T46">Ribbon</text:span> viene fornito di default con Eureka e viene configurato automaticamente da Spring Boot. Aggiungeremo alcune configurazioni extra più avanti in questa sottosezione per sovrascrivere le impostazioni predefinite, ma, per ora, giochiamo un po 'con la configurazione standard.</text:p>
      <text:h text:style-name="Heading_20_1" text:outline-level="1"><text:span text:style-name="T33">Routing </text:span><text:span text:style-name="T34">G</text:span><text:span text:style-name="T33">ateway API - </text:span><text:span text:style-name="T34">Zuul</text:span><text:span text:style-name="T33">:</text:span></text:h>
      <text:p text:style-name="P4"><text:a xlink:type="simple" xlink:href="https://github.com/Netflix/zuul/wiki" text:style-name="Internet_20_link" text:visited-style-name="Visited_20_Internet_20_Link">https://github.com/Netflix/zuul/wiki</text:a></text:p>
      <text:list xml:id="list2716168644" text:style-name="L3">
        <text:list-item>
          <text:p text:style-name="P35">Il nostro <text:span text:style-name="T27">client web</text:span> è in esecuzione su un browser: è chiaro che non può eseguire alcun client di individuazione dei servizi né occuparsi del bilanciamento del carico. </text:p>
          <text:p text:style-name="P35">Abbiamo bisogno di un pezzo in più per collegarlo ai microservizi che vivono nel back-end, senza perdere le capacità di bilanciamento del carico.</text:p>
        </text:list-item>
        <text:list-item>
          <text:p text:style-name="P35">Attività come l'autenticazione, il controllo delle versioni dell'API o qualsiasi filtro di richieste in generale, <text:span text:style-name="T26">non calzano nel nostro scenario distribuito:</text:span></text:p>
          <text:p text:style-name="P35">È necessario un punto di controllo centralizzato per le nostre API di sistema (endpoint REST <text:s/><text:span text:style-name="T26">per</text:span> moltiplicazione e gamification).</text:p>
        </text:list-item>
        <text:list-item>
          <text:p text:style-name="P35">Le nostre API REST seguono l'architettura del sistema, rendendo così i nostri consumatori dipendenti da esso.</text:p>
        </text:list-item>
      </text:list>
      <text:h text:style-name="Heading_20_1" text:outline-level="1">Zuul:</text:h>
      <text:p text:style-name="P3"><text:a xlink:type="simple" xlink:href="https://github.com/Netflix/zuul/wiki" text:style-name="Internet_20_link" text:visited-style-name="Visited_20_Internet_20_Link">https://github.com/Netflix/zuul/wiki</text:a></text:p>
      <text:list xml:id="list1085898312" text:style-name="L4">
        <text:list-item>
          <text:list>
            <text:list-item>
              <text:p text:style-name="P21">Zuul funzionerà nella nostra architettura come un microservizio aggiuntivo che dobbiamo collegare agli altri. Zuul, gestirà l'instradamento delle richieste al servizio appropriato una volta configurati alcuni pattern URL, mantenendo i consumatori totalmente inconsapevoli della struttura interna. Con questa soluzione, abbiamo la totale flessibilità per spostare le nostre funzionalità attorno al sistema: abbiamo solo bisogno di cambiare la tabella di routing. Con un gateway API <text:span text:style-name="T28">in</text:span> fronte al nostro sistema, i nostri <text:soft-page-break/>utenti API vedranno un monolite tutto il tempo, mentre noi possiamo evolvere in modo trasparente per avere un'architettura distribuita e scalabile dietro di esso. Con il gateway API, potremmo anche integrare in un posto centrale funzionalità come l'autenticazione poiché tutte le richieste passeranno attraverso quel servizio. Ad esempio, potremmo utilizzare Spring Security e integrarlo con Zuul con un filtro Zuul personalizzato</text:p>
            </text:list-item>
            <text:list-item>
              <text:p text:style-name="P22">Zuul si occuperà di indirizzare vs l’URL risolto, quello che vogliamo ottenere è avere URL come: </text:p>
              <text:list>
                <text:list-item>
                  <text:p text:style-name="P22"><text:a xlink:type="simple" xlink:href="http://application/leaders" text:style-name="Internet_20_link" text:visited-style-name="Visited_20_Internet_20_Link">http://application/leaders</text:a> </text:p>
                  <text:p text:style-name="P22"><text:a xlink:type="simple" xlink:href="http://application/results" text:style-name="Internet_20_link" text:visited-style-name="Visited_20_Internet_20_Link">http://application/results</text:a><text:line-break/>(architettura-agnostica), </text:p>
                </text:list-item>
                <text:list-item>
                  <text:p text:style-name="P23"><text:span text:style-name="T30">I</text:span>nvece di avere </text:p>
                  <text:p text:style-name="P23">http://gamification/leaders </text:p>
                  <text:p text:style-name="P23"><text:a xlink:type="simple" xlink:href="http://moltiplicazione/risultati" text:style-name="Internet_20_link" text:visited-style-name="Visited_20_Internet_20_Link">http://moltiplicazione/risultati</text:a>.</text:p>
                </text:list-item>
              </text:list>
            </text:list-item>
          </text:list>
        </text:list-item>
      </text:list>
      <text:h text:style-name="P53" text:outline-level="1">Porte/Servizi</text:h>
      <text:p text:style-name="P6"/>
      <text:list xml:id="list465639336" text:style-name="L5">
        <text:list-item>
          <text:p text:style-name="P24">Multiplication: 8080/<text:span text:style-name="T47">8780</text:span></text:p>
        </text:list-item>
        <text:list-item>
          <text:p text:style-name="P24">Gamification: 8081/<text:span text:style-name="T47">8781</text:span></text:p>
        </text:list-item>
        <text:list-item>
          <text:p text:style-name="P24">Gat<text:span text:style-name="T36">e</text:span>way Zuul: 8000</text:p>
        </text:list-item>
        <text:list-item>
          <text:p text:style-name="P25">Service Discovery Tool Eureka: <text:span text:style-name="T37">8761</text:span></text:p>
        </text:list-item>
      </text:list>
      <text:p text:style-name="P8"/>
      <text:h text:style-name="Heading_20_1" text:outline-level="1">Databases <text:span text:style-name="T39">&amp;</text:span> Stateless Services</text:h>
      <text:p text:style-name="Text_20_body"/>
      <text:list xml:id="list2911850913" text:style-name="L6">
        <text:list-item>
          <text:p text:style-name="P26">I servizi sono stateless, non hanno conoscenza del proprio stato e quindi non <text:span text:style-name="T40">dovrebbero salvare i dati in memoria.</text:span></text:p>
          <text:p text:style-name="P27">D’altra parte c’è la necessità di avere una affinità di contesto, tutte le request di uno stesso utente devono finire nell’istanza dello stesso servizio.</text:p>
        </text:list-item>
        <text:list-item>
          <text:p text:style-name="P28">I database servono a salvare lo stato <text:span text:style-name="T41">dei servizi</text:span>.</text:p>
          <text:p text:style-name="P28">Ogni servizio deve <text:span text:style-name="T41">salvare i propri dati nello stesso Database.</text:span></text:p>
        </text:list-item>
        <text:list-item>
          <text:p text:style-name="P29">H2: <text:span text:style-name="T44">L</text:span><text:span text:style-name="T42">avora anche in SERVER_MODE, impostando la seguente propietà:</text:span></text:p>
          <text:p text:style-name="P29"><text:span text:style-name="T42">SERVER_MODE=</text:span><text:span text:style-name="T43">TRUE.</text:span></text:p>
          <text:p text:style-name="P49"># Creates the database in a file inside project with .</text:p>
          <text:p text:style-name="P50"><text:span text:style-name="T45">spring.datasource.url</text:span>=jdbc:h2:./DB/gamification;DB_CLOSE_ON_EXIT=FALSE;<text:span text:style-name="T43">AUTO_SERVER=TRUE</text:span></text:p>
        </text:list-item>
      </text:list>
      <text:p text:style-name="P13"/>
      <text:p text:style-name="P18"><text:span text:style-name="T19">Zuul - </text:span><text:span text:style-name="T18">Normalization of http addresses:</text:span></text:p>
      <text:p text:style-name="P16"/>
      <text:p text:style-name="P5">multiplication-client.js:</text:p>
      <text:p text:style-name="P5">http://localhost:8000/api/multiplications/**<text:tab/><text:tab/>http://localhost:8080/multiplications/**</text:p>
      <text:p text:style-name="P5">http://localhost:8000/api/results/** <text:tab/><text:tab/><text:tab/><text:a xlink:type="simple" xlink:href="http://localhost:8080/results/" text:style-name="Internet_20_link" text:visited-style-name="Visited_20_Internet_20_Link"><text:span text:style-name="T29">h</text:span></text:a><text:a xlink:type="simple" xlink:href="http://localhost:8080/results/" text:style-name="Internet_20_link" text:visited-style-name="Visited_20_Internet_20_Link">ttp://localhost:8080/results/</text:a>** </text:p>
      <text:p text:style-name="P5"/>
      <text:p text:style-name="P5">gamification-client.js:</text:p>
      <text:p text:style-name="P5">http://localhost:8000/api/leaders/**<text:tab/><text:tab/><text:tab/>http://localhost:8081/leaders/**</text:p>
      <text:p text:style-name="P5">http://localhost:8000/api/stats/** <text:tab/><text:tab/><text:tab/><text:a xlink:type="simple" xlink:href="http://localhost:8081/stats/" text:style-name="Internet_20_link" text:visited-style-name="Visited_20_Internet_20_Link">http://localhost:8081/stats/</text:a>**</text:p>
      <text:p text:style-name="P5"/>
      <text:p text:style-name="P14">Con Zuul è possibile inoltrare le richieste alla nostra applicazione in un posto centrale. I consumatori di API non sanno nulla dei nostri microservizi: passano tutti attraverso http: // localhost: 8000. Il passo successivo è includere una classe <text:span text:style-name="T38">WebConfiguration che abilita CORS</text:span> anche per il progetto gateway (come abbiamo fatto per i microservizi di moltiplicazione e gamification). Questo è necessario anche qui per lo stesso motivo: frontend, gateway e microservizi si trovano a origini diverse (numeri di porta nel nostro caso). </text:p>
      <text:p text:style-name="P14">Per applicare le modifiche al nostro frontend, modifichiamo solo i nostri client JavaScript di moltiplicazione e di moltiplicazionepuntare al servizio gateway all'indirizzo http: // localhost: 8000 /. Nota che abbiamo anche bisogno di aggiungere il prefisso api / a tutte le nostre richieste. Assicurati di utilizzare questa nuova variabile in tutte le chiamate API distribuite in entrambi i file.</text:p>
      <text:h text:style-name="Heading_20_1" text:outline-level="1">Procedura di Avvio Micro<text:span text:style-name="T31">s</text:span>erivizi <text:span text:style-name="T50">Eclipse</text:span>:</text:h>
      <text:list xml:id="list2862183059" text:style-name="L7">
        <text:list-item>
          <text:p text:style-name="P31">Esegui il server RabbitMQ (se non è ancora in esecuzione in background)</text:p>
        </text:list-item>
        <text:list-item>
          <text:p text:style-name="P30"><text:span text:style-name="T16">Eseguire il servizio microservice del registro servizi - </text:span><text:span text:style-name="T17">EUREKA</text:span><text:span text:style-name="T16">.</text:span></text:p>
        </text:list-item>
        <text:list-item>
          <text:p text:style-name="P31">Eseguire il microservice gateway - <text:span text:style-name="T35">ZUUL</text:span>.</text:p>
        </text:list-item>
        <text:list-item>
          <text:p text:style-name="P32">Eseguire il microservice di moltiplicazione</text:p>
        </text:list-item>
        <text:list-item>
          <text:p text:style-name="P34"><text:span text:style-name="T49">Eseguire il microservice di moltiplicazione - </text:span>Run configurations (: per separare) <text:s text:c="20"/>-Dserver.port=8<text:span text:style-name="T51">1</text:span>80</text:p>
        </text:list-item>
        <text:list-item>
          <text:p text:style-name="P32">Esegui il microservice di gamification.</text:p>
        </text:list-item>
        <text:list-item>
          <text:p text:style-name="P33">Esegui il microservice di gamification - <text:span text:style-name="T48">Run configurations (: per separare) <text:s text:c="26"/>-Dserver.port=8181</text:span></text:p>
        </text:list-item>
        <text:list-item>
          <text:p text:style-name="P32">Eseguire il server Web Jetty dalla cartella radice del tuo ui.</text:p>
        </text:list-item>
      </text:list>
      <text:p text:style-name="P9"/>
      <text:p text:style-name="P9"/>
      <text:p text:style-name="P9"/>
      <text:p text:style-name="P9"/>
      <text:h text:style-name="P52" text:outline-level="1"><text:soft-page-break/><text:span text:style-name="T21">M</text:span><text:span text:style-name="T20">odi per eseguire l’app </text:span><text:span text:style-name="T22">senza Eclipse:</text:span></text:h>
      <text:p text:style-name="P36"/>
      <text:p text:style-name="P15">mvnw spring-boot:run </text:p>
      <text:p text:style-name="P15">mvn package/java -jar [resulting-artifact-name.jar]</text:p>
      <text:p text:style-name="P15"><text:span text:style-name="T27">~/../.../../social-multiplication$ </text:span>./mvnw spring-boot:run -Drun.arguments="--server.port=8180"</text:p>
      <text:p text:style-name="P15"><text:span text:style-name="T27">~/../.../social-multiplication/target$</text:span> java -jar social-multiplication-v8-0.8.0-SNAPSHOT.jar</text:p>
      <text:p text:style-name="P15"/>
      <text:p text:style-name="P38">d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22:22:08.147827805</meta:creation-date>
    <dc:date>2019-02-13T23:24:40.725971648</dc:date>
    <meta:editing-duration>PT10H26M26S</meta:editing-duration>
    <meta:editing-cycles>88</meta:editing-cycles>
    <meta:generator>LibreOffice/6.0.7.3$Linux_X86_64 LibreOffice_project/00m0$Build-3</meta:generator>
    <meta:document-statistic meta:table-count="0" meta:image-count="0" meta:object-count="0" meta:page-count="5" meta:paragraph-count="82" meta:word-count="1122" meta:character-count="8391" meta:non-whitespace-character-count="7312"/>
  </office:meta>
</office:document-meta>
</file>